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Normal_32_2" style:data-style-name="N36">
      <style:table-cell-properties fo:border-top="none" fo:border-bottom="2pt solid #333333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-top="2pt solid #333333" fo:border-bottom="2pt solid #333333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32_2" style:data-style-name="N0">
      <style:table-cell-properties fo:border-top="2pt solid #333333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37">
      <style:table-cell-properties fo:border-top="thin solid #333333" fo:border-bottom="none" fo:border-left="thin solid #333333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32_2" style:data-style-name="N37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32_2" style:data-style-name="N37">
      <style:table-cell-properties fo:border-top="thin solid #333333" fo:border-bottom="thin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32_2" style:data-style-name="N0">
      <style:table-cell-properties fo:border-top="none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2" style:data-style-name="N0">
      <style:table-cell-properties fo:border-top="none" fo:border-bottom="thin solid #333333" fo:border-left="thin solid #333333" fo:border-right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fo:border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37">
      <style:table-cell-properties fo:border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32_2" style:data-style-name="N37">
      <style:table-cell-properties fo:border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2" style:data-style-name="N38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38">
      <style:table-cell-properties fo:border-top="thin solid #333333" fo:border-bottom="thin solid #333333" fo:border-left="none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32_2" style:data-style-name="N37">
      <style:table-cell-properties fo:border-top="thin solid #333333" fo:border-bottom="thin solid #333333" fo:border-left="thin solid #333333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37">
      <style:table-cell-properties fo:border-top="none" fo:border-bottom="2pt solid #333333" fo:border-left="thin solid #333333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37">
      <style:table-cell-properties fo:border-top="none" fo:border-bottom="2pt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32_2" style:data-style-name="N39">
      <style:table-cell-properties fo:border-top="thin solid #333333" fo:border-bottom="thin solid #333333" fo:border-left="none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32_2" style:data-style-name="N37">
      <style:table-cell-properties fo:border-top="none" fo:border-bottom="thin double #333333" fo:border-left="thin solid #333333" fo:border-right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Hiperv_237_nculo_32_2" style:data-style-name="N37">
      <style:table-cell-properties fo:border-top="none" fo:border-bottom="thin double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9" style:family="table-cell" style:parent-style-name="Normal_32_2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32_2" style:data-style-name="N0">
      <style:table-cell-properties fo:border-top="thin solid #333333" fo:border-bottom="none" fo:border-left="2pt solid #333333" fo:border-right="thin solid #333333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32_2" style:data-style-name="N0">
      <style:table-cell-properties fo:border-top="thin solid #333333" fo:border-bottom="none" fo:border-left="none" fo:border-right="thin solid #333333" style:vertical-align="automatic" fo:background-color="#FFFFFF" style:cell-protect="non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37">
      <style:table-cell-properties fo:border-top="none" fo:border-bottom="none" fo:border-left="thin solid #333333" fo:border-right="thin solid #333333" style:vertical-align="automatic" fo:background-color="#FFFFFF" style:cell-protect="non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37">
      <style:table-cell-properties fo:border-top="none" fo:border-bottom="none" fo:border-left="thin solid #333333" fo:border-right="thin solid #333333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32_2" style:data-style-name="N37">
      <style:table-cell-properties fo:border-top="none" fo:border-bottom="none" fo:border-left="thin solid #333333" fo:border-right="2pt solid #333333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37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32_2" style:data-style-name="N37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32_2" style:data-style-name="N37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style:vertical-align="middle" fo:wrap-option="wrap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9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7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Millares_32_2" style:data-style-name="N4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5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.01969in" fo:padding-right="0in" draw:textarea-vertical-align="middle" draw:textarea-horizontal-align="center" draw:fill="gradient" draw:fill-gradient-name="a7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72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7" table:default-cell-style-name="ce11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74">
            <text:p>LINKOTEL S.A.</text:p>
          </table:table-cell>
          <table:covered-table-cell table:number-columns-repeated="6"/>
          <table:table-cell office:value-type="string" table:style-name="ce4">
            <text:p>Ref.:<text:s/></text:p>
          </table:table-cell>
          <table:table-cell office:value-type="string" table:style-name="ce5">
            <text:p>A-4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4">
            <text:p>ACTIVO</text:p>
          </table:table-cell>
          <table:covered-table-cell table:number-columns-repeated="6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4">
            <text:p>IMPUESTOS CORRIENTES Y OTROS GASTOS ANTICIPADOS</text:p>
          </table:table-cell>
          <table:covered-table-cell table:number-columns-repeated="6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74">
            <text:p>AUDITORÍA AL 31/12/2020</text:p>
          </table:table-cell>
          <table:covered-table-cell table:number-columns-repeated="6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5" table:style-name="ce2"/>
        </table:table-row>
        <table:table-row table:style-name="ro2">
          <table:table-cell table:number-columns-repeated="2" table:style-name="ce6"/>
          <table:table-cell table:style-name="ce3"/>
          <table:table-cell table:number-columns-repeated="16381" table:style-name="ce6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75">
            <text:p>CÓDIGO</text:p>
          </table:table-cell>
          <table:table-cell office:value-type="string" table:number-columns-spanned="1" table:number-rows-spanned="2" table:style-name="ce75">
            <text:p>NOMBRE DE LA CUENTA</text:p>
          </table:table-cell>
          <table:table-cell office:value-type="string" table:number-columns-spanned="1" table:number-rows-spanned="2" table:style-name="ce76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77">
            <text:p>MOVIMIENTOS</text:p>
          </table:table-cell>
          <table:covered-table-cell/>
          <table:table-cell office:value-type="string" table:number-columns-spanned="2" table:number-rows-spanned="1" table:style-name="ce77">
            <text:p>AJUSTES</text:p>
          </table:table-cell>
          <table:covered-table-cell/>
          <table:table-cell office:value-type="string" table:style-name="ce9">
            <text:p>SALDO S/</text:p>
          </table:table-cell>
          <table:table-cell table:style-name="ce10"/>
          <table:table-cell table:number-columns-repeated="16374"/>
        </table:table-row>
        <table:table-row table:style-name="ro4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2">
            <text:p>31 de dic de 19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8">
            <text:p>DB.</text:p>
          </table:table-cell>
          <table:table-cell office:value-type="string" table:style-name="ce13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4">
            <text:p>AUDITORÍA al 31/12/2020</text:p>
          </table:table-cell>
          <table:table-cell table:style-name="ce10"/>
          <table:table-cell table:number-columns-repeated="16374"/>
        </table:table-row>
        <table:table-row table:style-name="ro5"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3" table:style-name="ce18"/>
          <table:table-cell table:style-name="ce20"/>
          <table:table-cell table:style-name="ce10"/>
          <table:table-cell table:number-columns-repeated="16374"/>
        </table:table-row>
        <table:table-row table:style-name="ro6">
          <table:table-cell table:style-name="ce21"/>
          <table:table-cell office:value-type="string" table:style-name="ce22">
            <text:p>IMPUESTOS CORRIENTES Y OTROS GASTOS ANTICIPADOS</text:p>
          </table:table-cell>
          <table:table-cell table:style-name="ce23"/>
          <table:table-cell table:style-name="ce24"/>
          <table:table-cell table:style-name="ce25"/>
          <table:table-cell table:number-columns-repeated="3" table:style-name="ce24"/>
          <table:table-cell table:style-name="ce20"/>
          <table:table-cell table:style-name="ce10"/>
          <table:table-cell table:number-columns-repeated="16374"/>
        </table:table-row>
        <table:table-row table:style-name="ro5">
          <table:table-cell table:style-name="ce26"/>
          <table:table-cell office:value-type="string" table:style-name="ce27">
            <text:p>Retenciones en la fuente</text:p>
          </table:table-cell>
          <table:table-cell table:style-name="ce28"/>
          <table:table-cell office:value-type="float" office:value="28949.27" table:style-name="ce24">
            <text:p>28.949,27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28949.27" table:formula="of:=+[.D11]+[.E11]-[.F11]+[.G11]-[.H11]" table:style-name="ce20">
            <text:p>28.949,27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office:value-type="string" table:style-name="ce27">
            <text:p>Crédito Tributario Años Anteriores</text:p>
          </table:table-cell>
          <table:table-cell table:style-name="ce29"/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formula="of:=+[.D12]+[.E12]-[.F12]+[.G12]-[.H12]" table:style-name="ce20">
            <text:p>0,00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office:value-type="string" table:style-name="ce27">
            <text:p>Anticipo Impuesto a la Renta</text:p>
          </table:table-cell>
          <table:table-cell table:style-name="ce29"/>
          <table:table-cell office:value-type="float" office:value="5559.34" table:style-name="ce18">
            <text:p>5.559,34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5559.34" table:formula="of:=+[.D13]+[.E13]-[.F13]+[.G13]-[.H13]" table:style-name="ce20">
            <text:p>5.559,34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office:value-type="string" table:style-name="ce27">
            <text:p>Anticipo Impuesto a la Renta Años Anteriores</text:p>
          </table:table-cell>
          <table:table-cell table:style-name="ce29"/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formula="of:=+[.D14]+[.E14]-[.F14]+[.G14]-[.H14]" table:style-name="ce20">
            <text:p>0,00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office:value-type="string" table:style-name="ce27">
            <text:p>IVA Credito Tributario</text:p>
          </table:table-cell>
          <table:table-cell table:style-name="ce29"/>
          <table:table-cell office:value-type="float" office:value="28047.75" table:style-name="ce18">
            <text:p>28.047,75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28047.75" table:formula="of:=+[.D15]+[.E15]-[.F15]+[.G15]-[.H15]" table:style-name="ce20">
            <text:p>28.047,75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office:value-type="string" table:style-name="ce27">
            <text:p>Intereses Pagados por Anticipado</text:p>
          </table:table-cell>
          <table:table-cell table:style-name="ce29"/>
          <table:table-cell office:value-type="float" office:value="4423.0200000000004" table:style-name="ce18">
            <text:p>4.423,02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4423.0200000000004" table:formula="of:=+[.D16]+[.E16]-[.F16]+[.G16]-[.H16]" table:style-name="ce20">
            <text:p>4.423,02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office:value-type="string" table:style-name="ce27">
            <text:p>Seguros pagados por Anticipados</text:p>
          </table:table-cell>
          <table:table-cell table:style-name="ce29"/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style-name="ce24">
            <text:p>0,00</text:p>
          </table:table-cell>
          <table:table-cell office:value-type="float" office:value="0" table:formula="of:=+[.D17]+[.E17]-[.F17]+[.G17]-[.H17]" table:style-name="ce20">
            <text:p>0,00</text:p>
          </table:table-cell>
          <table:table-cell table:number-columns-repeated="16375" table:style-name="ce11"/>
        </table:table-row>
        <table:table-row table:style-name="ro5">
          <table:table-cell table:style-name="ce26"/>
          <table:table-cell table:style-name="ce31"/>
          <table:table-cell table:style-name="ce29"/>
          <table:table-cell table:number-columns-repeated="5" table:style-name="ce32"/>
          <table:table-cell table:style-name="ce33"/>
          <table:table-cell table:number-columns-repeated="16375" table:style-name="ce11"/>
        </table:table-row>
        <table:table-row table:style-name="ro5">
          <table:table-cell table:style-name="ce34"/>
          <table:table-cell office:value-type="string" table:style-name="ce35">
            <text:p>Total Activos por Impuestos Corrientes</text:p>
          </table:table-cell>
          <table:table-cell table:style-name="ce36"/>
          <table:table-cell office:value-type="float" office:value="66979.38" table:formula="of:=SUM([.D11:.D18])" table:style-name="ce37">
            <text:p>66.979,38</text:p>
          </table:table-cell>
          <table:table-cell office:value-type="float" office:value="0" table:formula="of:=SUM([.E11:.E18])" table:style-name="ce37">
            <text:p>0,00</text:p>
          </table:table-cell>
          <table:table-cell office:value-type="float" office:value="0" table:formula="of:=SUM([.F11:.F18])" table:style-name="ce37">
            <text:p>0,00</text:p>
          </table:table-cell>
          <table:table-cell office:value-type="float" office:value="0" table:formula="of:=SUM([.G11:.G18])" table:style-name="ce37">
            <text:p>0,00</text:p>
          </table:table-cell>
          <table:table-cell office:value-type="float" office:value="0" table:formula="of:=SUM([.H11:.H18])" table:style-name="ce37">
            <text:p>0,00</text:p>
          </table:table-cell>
          <table:table-cell office:value-type="float" office:value="66979.38" table:formula="of:=SUM([.I11:.I18])" table:style-name="ce38">
            <text:p><text:a xlink:href="#BG-A.I15">66.979,38</text:a></text:p>
          </table:table-cell>
          <table:table-cell table:style-name="ce39"/>
          <table:table-cell table:number-columns-repeated="16374"/>
        </table:table-row>
        <table:table-row table:style-name="ro5">
          <table:table-cell table:style-name="ce40"/>
          <table:table-cell table:style-name="ce41"/>
          <table:table-cell table:style-name="ce42"/>
          <table:table-cell table:style-name="ce43"/>
          <table:table-cell table:number-columns-repeated="4" table:style-name="ce44"/>
          <table:table-cell table:style-name="ce45"/>
          <table:table-cell table:style-name="ce46"/>
          <table:table-cell table:number-columns-repeated="16374"/>
        </table:table-row>
        <table:table-row table:style-name="ro7">
          <table:table-cell office:value-type="string" table:style-name="ce47">
            <text:p>Comentario:<text:s/></text:p>
          </table:table-cell>
          <table:table-cell table:number-columns-repeated="7" table:style-name="ce48"/>
          <table:table-cell table:style-name="ce49"/>
          <table:table-cell table:number-columns-repeated="16375" table:style-name="ce11"/>
        </table:table-row>
        <table:table-row table:style-name="ro7">
          <table:table-cell table:style-name="ce50"/>
          <table:table-cell table:style-name="ce51"/>
          <table:table-cell table:number-columns-repeated="6" table:style-name="ce52"/>
          <table:table-cell table:style-name="ce53"/>
          <table:table-cell table:number-columns-repeated="16375" table:style-name="ce11"/>
        </table:table-row>
        <table:table-row table:number-rows-repeated="3" table:style-name="ro7">
          <table:table-cell table:number-columns-repeated="8" table:style-name="ce54"/>
          <table:table-cell table:style-name="ce55"/>
          <table:table-cell table:number-columns-repeated="16375" table:style-name="ce11"/>
        </table:table-row>
        <table:table-row table:style-name="ro4">
          <table:table-cell table:style-name="ce56"/>
          <table:table-cell table:number-columns-repeated="7" table:style-name="ce57"/>
          <table:table-cell table:style-name="ce58"/>
          <table:table-cell table:number-columns-repeated="16375" table:style-name="ce11"/>
        </table:table-row>
        <table:table-row table:style-name="ro7">
          <table:table-cell office:value-type="string" table:style-name="ce59">
            <text:p>Conclusión:<text:span text:style-name="T1"><text:s/></text:span></text:p>
          </table:table-cell>
          <table:table-cell table:number-columns-repeated="7" table:style-name="ce60"/>
          <table:table-cell table:style-name="ce61"/>
          <table:table-cell table:style-name="ce46"/>
          <table:table-cell table:number-columns-repeated="16374"/>
        </table:table-row>
        <table:table-row table:number-rows-repeated="2" table:style-name="ro7">
          <table:table-cell table:style-name="ce62"/>
          <table:table-cell table:number-columns-repeated="7" table:style-name="ce63"/>
          <table:table-cell table:style-name="ce64"/>
          <table:table-cell table:style-name="ce46"/>
          <table:table-cell table:number-columns-repeated="16374"/>
        </table:table-row>
        <table:table-row table:style-name="ro4">
          <table:table-cell table:style-name="ce65"/>
          <table:table-cell table:number-columns-repeated="7" table:style-name="ce66"/>
          <table:table-cell table:style-name="ce67"/>
          <table:table-cell table:style-name="ce46"/>
          <table:table-cell table:number-columns-repeated="16374"/>
        </table:table-row>
        <table:table-row table:style-name="ro7">
          <table:table-cell office:value-type="string" table:style-name="ce68">
            <text:p>Fuente:<text:span text:style-name="T2"><text:s/></text:span></text:p>
          </table:table-cell>
          <table:table-cell table:number-columns-repeated="8" table:style-name="ce63"/>
          <table:table-cell table:style-name="ce46"/>
          <table:table-cell table:number-columns-repeated="16374"/>
        </table:table-row>
        <table:table-row table:style-name="ro7">
          <table:table-cell table:number-columns-repeated="8" table:style-name="ce63"/>
          <table:table-cell table:style-name="ce63">
            <draw:custom-shape svg:x="1.13542in" svg:y="0.08333in" svg:width="0.59375in" svg:height="0.3125in" draw:z-index="2" draw:id="id1" draw:style-name="a8" draw:name="4 Flecha izquierda">
              <svg:title/>
              <svg:desc/>
              <text:p text:style-name="a4" text:class-names="" text:cond-style-name=""><text:span text:style-name="a3" text:class-names="">PG</text:span></text:p>
              <text:p text:style-name="a6" text:class-names="" text:cond-style-name=""><text:span text:style-name="a5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/>
          <table:table-cell table:number-columns-repeated="16374"/>
        </table:table-row>
        <table:table-row table:style-name="ro7">
          <table:table-cell office:value-type="string" table:style-name="ce69">
            <text:p>√</text:p>
          </table:table-cell>
          <table:table-cell office:value-type="string" table:style-name="ce70">
            <text:p>Revisado</text:p>
          </table:table-cell>
          <table:table-cell table:number-columns-repeated="5" table:style-name="ce70"/>
          <table:table-cell table:number-columns-repeated="16377" table:style-name="ce11"/>
        </table:table-row>
        <table:table-row table:style-name="ro7">
          <table:table-cell office:value-type="string" table:style-name="ce69">
            <text:p>¥</text:p>
          </table:table-cell>
          <table:table-cell office:value-type="string" table:style-name="ce70">
            <text:p>Confrontado con libros</text:p>
          </table:table-cell>
          <table:table-cell table:number-columns-repeated="5" table:style-name="ce70"/>
          <table:table-cell table:number-columns-repeated="2" table:style-name="ce11"/>
          <table:table-cell table:style-name="ce46"/>
          <table:table-cell table:number-columns-repeated="16374"/>
        </table:table-row>
        <table:table-row table:style-name="ro7">
          <table:table-cell office:value-type="string" table:style-name="ce69">
            <text:p>§</text:p>
          </table:table-cell>
          <table:table-cell office:value-type="string" table:style-name="ce70">
            <text:p>Cotejado con documento</text:p>
          </table:table-cell>
          <table:table-cell table:number-columns-repeated="5" table:style-name="ce70"/>
          <table:table-cell table:number-columns-repeated="2" table:style-name="ce11"/>
          <table:table-cell table:style-name="ce46"/>
          <table:table-cell table:number-columns-repeated="16374"/>
        </table:table-row>
        <table:table-row table:style-name="ro7">
          <table:table-cell office:value-type="string" table:style-name="ce69">
            <text:p>Ʃ</text:p>
          </table:table-cell>
          <table:table-cell office:value-type="string" table:style-name="ce70">
            <text:p>Totalizado</text:p>
          </table:table-cell>
          <table:table-cell table:number-columns-repeated="7" table:style-name="ce70"/>
          <table:table-cell table:style-name="ce46"/>
          <table:table-cell table:number-columns-repeated="16374"/>
        </table:table-row>
        <table:table-row table:style-name="ro7">
          <table:table-cell table:number-columns-repeated="9" table:style-name="ce70"/>
          <table:table-cell table:style-name="ce46"/>
          <table:table-cell table:number-columns-repeated="16374"/>
        </table:table-row>
        <table:table-row table:style-name="ro7">
          <table:table-cell office:value-type="string" table:style-name="ce71">
            <text:p>Felix Montalvo &amp; Asociados FELMON Cía. Ltda. - CPA Associates International</text:p>
          </table:table-cell>
          <table:table-cell table:style-name="ce11"/>
          <table:table-cell table:style-name="ce72"/>
          <table:table-cell table:number-columns-repeated="16381" table:style-name="ce11"/>
        </table:table-row>
        <table:table-row table:number-rows-repeated="5" table:style-name="ro7">
          <table:table-cell table:number-columns-repeated="2" table:style-name="ce11"/>
          <table:table-cell table:style-name="ce72"/>
          <table:table-cell table:number-columns-repeated="3" table:style-name="ce73"/>
          <table:table-cell table:number-columns-repeated="16378" table:style-name="ce11"/>
        </table:table-row>
        <table:table-row table:style-name="ro7">
          <table:table-cell table:style-name="ce11"/>
          <table:table-cell table:style-name="ce11">
            <draw:custom-shape svg:x="0.29167in" svg:y="0.11458in" svg:width="0.21875in" svg:height="0.28125in" draw:z-index="1" draw:id="id0" draw:style-name="a2" draw:name="2 CuadroTexto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72"/>
          <table:table-cell table:number-columns-repeated="3" table:style-name="ce73"/>
          <table:table-cell table:number-columns-repeated="16378" table:style-name="ce11"/>
        </table:table-row>
        <table:table-row table:number-rows-repeated="2" table:style-name="ro7">
          <table:table-cell table:number-columns-repeated="2" table:style-name="ce11"/>
          <table:table-cell table:style-name="ce72"/>
          <table:table-cell table:number-columns-repeated="3" table:style-name="ce73"/>
          <table:table-cell table:number-columns-repeated="16378" table:style-name="ce11"/>
        </table:table-row>
        <table:table-row table:number-rows-repeated="1048530" table:style-name="ro7">
          <table:table-cell table:number-columns-repeated="16384"/>
        </table:table-row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number-style style:name="N37P0">
      <number:number number:decimal-places="2" number:min-integer-digits="1" number:grouping="true"/>
    </number:number-style>
    <number:number-style style:name="N37">
      <style:text-properties fo:color="#FF0000"/>
      <number:number number:decimal-places="2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 (</number:text>
      <number:number number:decimal-places="1" number:min-integer-digits="1" number:grouping="true"/>
      <number:text>)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0.640277777777778in" fo:margin-right="0.0798611111111111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39:26Z</dc:date>
    <meta:editing-cycles>2</meta:editing-cycles>
    <meta:editing-duration>PT318S</meta:editing-duration>
  </office:meta>
</office:document-meta>
</file>